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80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83caff"/>
    </style:style>
    <style:style style:name="ce7" style:family="table-cell" style:parent-style-name="Default">
      <style:table-cell-properties fo:background-color="#83caff"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60">
      <style:table-cell-properties fo:background-color="#83caff"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60">
      <style:table-cell-properties fo:background-color="#83caff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1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default-cell-style-name="ce3"/>
        <table:table-column table:style-name="co1" table:number-columns-repeated="2" table:default-cell-style-name="ce4"/>
        <table:table-column table:style-name="co1" table:number-columns-repeated="3" table:default-cell-style-name="Default"/>
        <table:table-column table:style-name="co1" table:default-cell-style-name="ce4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number-columns-repeated="2" table:default-cell-style-name="ce6"/>
        <table:table-column table:style-name="co1" table:number-columns-repeated="5" table:default-cell-style-name="Default"/>
        <table:table-row table:style-name="ro1">
          <table:table-cell table:style-name="ce1" office:value-type="string">
            <text:p>BMO</text:p>
          </table:table-cell>
          <table:table-cell table:style-name="Default" office:value-type="string">
            <text:p>Open</text:p>
          </table:table-cell>
          <table:table-cell table:style-name="Default" office:value-type="string">
            <text:p>Close</text:p>
          </table:table-cell>
          <table:table-cell office:value-type="string">
            <text:p>Return</text:p>
          </table:table-cell>
          <table:table-cell/>
          <table:table-cell office:value-type="string">
            <text:p>BMO</text:p>
          </table:table-cell>
          <table:table-cell table:style-name="Default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5" office:value-type="string">
            <text:p>Average Return</text:p>
          </table:table-cell>
          <table:table-cell table:number-columns-repeated="2"/>
          <table:table-cell office:value-type="string">
            <text:p>OOPS-result</text:p>
          </table:table-cell>
          <table:table-cell office:value-type="string">
            <text:p>Objective</text:p>
          </table:table-cell>
          <table:table-cell table:number-columns-repeated="5"/>
        </table:table-row>
        <table:table-row table:style-name="ro1">
          <table:table-cell table:style-name="ce2" office:value-type="date" office:date-value="2012-02-10">
            <text:p>02/10/12</text:p>
          </table:table-cell>
          <table:table-cell table:style-name="Default" office:value-type="float" office:value="58.6">
            <text:p>58.6</text:p>
          </table:table-cell>
          <table:table-cell table:style-name="Default" office:value-type="float" office:value="58.14">
            <text:p>58.14</text:p>
          </table:table-cell>
          <table:table-cell table:formula="of:=[.C2]/[.B2]" office:value-type="float" office:value="0.992150170648464">
            <text:p>0.9921501706</text:p>
          </table:table-cell>
          <table:table-cell/>
          <table:table-cell office:value-type="string">
            <text:p>BMO</text:p>
          </table:table-cell>
          <table:table-cell table:style-name="Default" table:formula="of:=[.G1]+1" office:value-type="float" office:value="2">
            <text:p>2</text:p>
          </table:table-cell>
          <table:table-cell office:value-type="float" office:value="0.992150170648464">
            <text:p>0.9921501706</text:p>
          </table:table-cell>
          <table:table-cell/>
          <table:table-cell table:formula="of:=AVERAGE([.H2:.H7])" office:value-type="float" office:value="1.00905804921391">
            <text:p>1.0090580492</text:p>
          </table:table-cell>
          <table:table-cell table:number-columns-repeated="2"/>
          <table:table-cell office:value-type="float" office:value="0.685536">
            <text:p>0.685536</text:p>
          </table:table-cell>
          <table:table-cell table:formula="of:=[.J2]*[.M2]" office:value-type="float" office:value="0.691745618825907">
            <text:p>0.6917456188</text:p>
          </table:table-cell>
          <table:table-cell table:number-columns-repeated="5"/>
        </table:table-row>
        <table:table-row table:style-name="ro1">
          <table:table-cell table:style-name="ce2" office:value-type="date" office:date-value="2012-02-03">
            <text:p>02/03/12</text:p>
          </table:table-cell>
          <table:table-cell table:style-name="Default" office:value-type="float" office:value="58.12">
            <text:p>58.12</text:p>
          </table:table-cell>
          <table:table-cell table:style-name="Default" office:value-type="float" office:value="58.75">
            <text:p>58.75</text:p>
          </table:table-cell>
          <table:table-cell table:formula="of:=[.C3]/[.B3]" office:value-type="float" office:value="1.01083964211975">
            <text:p>1.0108396421</text:p>
          </table:table-cell>
          <table:table-cell/>
          <table:table-cell office:value-type="string">
            <text:p>BMO</text:p>
          </table:table-cell>
          <table:table-cell table:style-name="Default" table:formula="of:=[.G2]+1" office:value-type="float" office:value="3">
            <text:p>3</text:p>
          </table:table-cell>
          <table:table-cell office:value-type="float" office:value="1.01083964211975">
            <text:p>1.0108396421</text:p>
          </table:table-cell>
          <table:table-cell table:number-columns-repeated="11"/>
        </table:table-row>
        <table:table-row table:style-name="ro1">
          <table:table-cell table:style-name="ce2" office:value-type="date" office:date-value="2012-01-27">
            <text:p>01/27/12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59.22">
            <text:p>59.22</text:p>
          </table:table-cell>
          <table:table-cell table:formula="of:=[.C4]/[.B4]" office:value-type="float" office:value="0.987">
            <text:p>0.987</text:p>
          </table:table-cell>
          <table:table-cell/>
          <table:table-cell office:value-type="string">
            <text:p>BMO</text:p>
          </table:table-cell>
          <table:table-cell table:style-name="Default" table:formula="of:=[.G3]+1" office:value-type="float" office:value="4">
            <text:p>4</text:p>
          </table:table-cell>
          <table:table-cell office:value-type="float" office:value="0.987">
            <text:p>0.987</text:p>
          </table:table-cell>
          <table:table-cell table:number-columns-repeated="11"/>
        </table:table-row>
        <table:table-row table:style-name="ro1">
          <table:table-cell table:style-name="ce2" office:value-type="date" office:date-value="2012-01-20">
            <text:p>01/20/12</text:p>
          </table:table-cell>
          <table:table-cell table:style-name="Default" office:value-type="float" office:value="58.21">
            <text:p>58.21</text:p>
          </table:table-cell>
          <table:table-cell table:style-name="Default" office:value-type="float" office:value="59.99">
            <text:p>59.99</text:p>
          </table:table-cell>
          <table:table-cell table:formula="of:=[.C5]/[.B5]" office:value-type="float" office:value="1.03057893832675">
            <text:p>1.0305789383</text:p>
          </table:table-cell>
          <table:table-cell/>
          <table:table-cell office:value-type="string">
            <text:p>BMO</text:p>
          </table:table-cell>
          <table:table-cell table:style-name="Default" table:formula="of:=[.G4]+1" office:value-type="float" office:value="5">
            <text:p>5</text:p>
          </table:table-cell>
          <table:table-cell office:value-type="float" office:value="1.03057893832675">
            <text:p>1.0305789383</text:p>
          </table:table-cell>
          <table:table-cell table:number-columns-repeated="11"/>
        </table:table-row>
        <table:table-row table:style-name="ro1">
          <table:table-cell table:style-name="ce2" office:value-type="date" office:date-value="2012-01-13">
            <text:p>01/13/12</text:p>
          </table:table-cell>
          <table:table-cell table:style-name="Default" office:value-type="float" office:value="58">
            <text:p>58</text:p>
          </table:table-cell>
          <table:table-cell table:style-name="Default" office:value-type="float" office:value="58.25">
            <text:p>58.25</text:p>
          </table:table-cell>
          <table:table-cell table:formula="of:=[.C6]/[.B6]" office:value-type="float" office:value="1.00431034482759">
            <text:p>1.0043103448</text:p>
          </table:table-cell>
          <table:table-cell/>
          <table:table-cell office:value-type="string">
            <text:p>BMO</text:p>
          </table:table-cell>
          <table:table-cell table:style-name="Default" table:formula="of:=[.G5]+1" office:value-type="float" office:value="6">
            <text:p>6</text:p>
          </table:table-cell>
          <table:table-cell office:value-type="float" office:value="1.00431034482759">
            <text:p>1.0043103448</text:p>
          </table:table-cell>
          <table:table-cell table:number-columns-repeated="11"/>
        </table:table-row>
        <table:table-row table:style-name="ro1">
          <table:table-cell table:style-name="ce2" office:value-type="date" office:date-value="2012-01-06">
            <text:p>01/06/12</text:p>
          </table:table-cell>
          <table:table-cell table:style-name="Default" office:value-type="float" office:value="56.33">
            <text:p>56.33</text:p>
          </table:table-cell>
          <table:table-cell table:style-name="Default" office:value-type="float" office:value="57.99">
            <text:p>57.99</text:p>
          </table:table-cell>
          <table:table-cell table:formula="of:=[.C7]/[.B7]" office:value-type="float" office:value="1.02946919936091">
            <text:p>1.0294691994</text:p>
          </table:table-cell>
          <table:table-cell/>
          <table:table-cell office:value-type="string">
            <text:p>BMO</text:p>
          </table:table-cell>
          <table:table-cell table:style-name="Default" table:formula="of:=[.G6]+1" office:value-type="float" office:value="7">
            <text:p>7</text:p>
          </table:table-cell>
          <table:table-cell office:value-type="float" office:value="1.02946919936091">
            <text:p>1.0294691994</text:p>
          </table:table-cell>
          <table:table-cell table:number-columns-repeated="11"/>
        </table:table-row>
        <table:table-row table:style-name="ro1" table:number-rows-repeated="2">
          <table:table-cell table:style-name="Default" table:number-columns-repeated="3"/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style-name="Default" office:value-type="string">
            <text:p>AAPL</text:p>
          </table:table-cell>
          <table:table-cell table:style-name="Default" office:value-type="string">
            <text:p>Open</text:p>
          </table:table-cell>
          <table:table-cell table:style-name="Default" office:value-type="string">
            <text:p>Close</text:p>
          </table:table-cell>
          <table:table-cell office:value-type="string">
            <text:p>Return</text:p>
          </table:table-cell>
          <table:table-cell/>
          <table:table-cell table:style-name="ce4" office:value-type="string">
            <text:p>AAPL</text:p>
          </table:table-cell>
          <table:table-cell table:style-name="Default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string">
            <text:p>Feb 10, 2012</text:p>
          </table:table-cell>
          <table:table-cell office:value-type="float" office:value="458.38">
            <text:p>458.38</text:p>
          </table:table-cell>
          <table:table-cell office:value-type="float" office:value="493.42">
            <text:p>493.42</text:p>
          </table:table-cell>
          <table:table-cell table:formula="of:=[.C11]/[.B11]" office:value-type="float" office:value="1.07644312579083">
            <text:p>1.0764431258</text:p>
          </table:table-cell>
          <table:table-cell/>
          <table:table-cell table:style-name="ce4" office:value-type="string">
            <text:p>AAPL</text:p>
          </table:table-cell>
          <table:table-cell table:formula="of:=[.G10]+1" office:value-type="float" office:value="2">
            <text:p>2</text:p>
          </table:table-cell>
          <table:table-cell office:value-type="float" office:value="1.07644312579083">
            <text:p>1.0764431258</text:p>
          </table:table-cell>
          <table:table-cell/>
          <table:table-cell table:formula="of:=AVERAGE([.H11:.H16])" office:value-type="float" office:value="1.02919982921972">
            <text:p>1.0291998292</text:p>
          </table:table-cell>
          <table:table-cell table:number-columns-repeated="2"/>
          <table:table-cell office:value-type="float" office:value="0.314436">
            <text:p>0.314436</text:p>
          </table:table-cell>
          <table:table-cell table:formula="of:=[.J11]*[.M11]" office:value-type="float" office:value="0.323617477500532">
            <text:p>0.3236174775</text:p>
          </table:table-cell>
          <table:table-cell table:number-columns-repeated="5"/>
        </table:table-row>
        <table:table-row table:style-name="ro1">
          <table:table-cell office:value-type="string">
            <text:p>Feb 3, 2012</text:p>
          </table:table-cell>
          <table:table-cell office:value-type="float" office:value="445.71">
            <text:p>445.71</text:p>
          </table:table-cell>
          <table:table-cell office:value-type="float" office:value="459.68">
            <text:p>459.68</text:p>
          </table:table-cell>
          <table:table-cell table:formula="of:=[.C12]/[.B12]" office:value-type="float" office:value="1.03134325009535">
            <text:p>1.0313432501</text:p>
          </table:table-cell>
          <table:table-cell/>
          <table:table-cell table:style-name="ce4" office:value-type="string">
            <text:p>AAPL</text:p>
          </table:table-cell>
          <table:table-cell table:formula="of:=[.G11]+1" office:value-type="float" office:value="3">
            <text:p>3</text:p>
          </table:table-cell>
          <table:table-cell office:value-type="float" office:value="1.03134325009535">
            <text:p>1.0313432501</text:p>
          </table:table-cell>
          <table:table-cell table:number-columns-repeated="11"/>
        </table:table-row>
        <table:table-row table:style-name="ro1">
          <table:table-cell office:value-type="string">
            <text:p>Jan 27, 2012</text:p>
          </table:table-cell>
          <table:table-cell office:value-type="float" office:value="422.67">
            <text:p>422.67</text:p>
          </table:table-cell>
          <table:table-cell office:value-type="float" office:value="447.28">
            <text:p>447.28</text:p>
          </table:table-cell>
          <table:table-cell table:formula="of:=[.C13]/[.B13]" office:value-type="float" office:value="1.05822509286204">
            <text:p>1.0582250929</text:p>
          </table:table-cell>
          <table:table-cell/>
          <table:table-cell table:style-name="ce4" office:value-type="string">
            <text:p>AAPL</text:p>
          </table:table-cell>
          <table:table-cell table:formula="of:=[.G12]+1" office:value-type="float" office:value="4">
            <text:p>4</text:p>
          </table:table-cell>
          <table:table-cell office:value-type="float" office:value="1.05822509286204">
            <text:p>1.0582250929</text:p>
          </table:table-cell>
          <table:table-cell table:number-columns-repeated="11"/>
        </table:table-row>
        <table:table-row table:style-name="ro1">
          <table:table-cell office:value-type="string">
            <text:p>Jan 20, 2012</text:p>
          </table:table-cell>
          <table:table-cell office:value-type="float" office:value="424.2">
            <text:p>424.2</text:p>
          </table:table-cell>
          <table:table-cell office:value-type="float" office:value="420.3">
            <text:p>420.3</text:p>
          </table:table-cell>
          <table:table-cell table:formula="of:=[.C14]/[.B14]" office:value-type="float" office:value="0.990806223479491">
            <text:p>0.9908062235</text:p>
          </table:table-cell>
          <table:table-cell/>
          <table:table-cell table:style-name="ce4" office:value-type="string">
            <text:p>AAPL</text:p>
          </table:table-cell>
          <table:table-cell table:formula="of:=[.G13]+1" office:value-type="float" office:value="5">
            <text:p>5</text:p>
          </table:table-cell>
          <table:table-cell office:value-type="float" office:value="0.990806223479491">
            <text:p>0.9908062235</text:p>
          </table:table-cell>
          <table:table-cell table:number-columns-repeated="11"/>
        </table:table-row>
        <table:table-row table:style-name="ro1">
          <table:table-cell office:value-type="string">
            <text:p>Jan 13, 2012</text:p>
          </table:table-cell>
          <table:table-cell office:value-type="float" office:value="425.5">
            <text:p>425.5</text:p>
          </table:table-cell>
          <table:table-cell office:value-type="float" office:value="419.81">
            <text:p>419.81</text:p>
          </table:table-cell>
          <table:table-cell table:formula="of:=[.C15]/[.B15]" office:value-type="float" office:value="0.98662749706228">
            <text:p>0.9866274971</text:p>
          </table:table-cell>
          <table:table-cell/>
          <table:table-cell table:style-name="ce4" office:value-type="string">
            <text:p>AAPL</text:p>
          </table:table-cell>
          <table:table-cell table:formula="of:=[.G14]+1" office:value-type="float" office:value="6">
            <text:p>6</text:p>
          </table:table-cell>
          <table:table-cell office:value-type="float" office:value="0.98662749706228">
            <text:p>0.9866274971</text:p>
          </table:table-cell>
          <table:table-cell table:number-columns-repeated="11"/>
        </table:table-row>
        <table:table-row table:style-name="ro1">
          <table:table-cell office:value-type="string">
            <text:p>Jan 6, 2012</text:p>
          </table:table-cell>
          <table:table-cell office:value-type="float" office:value="409.4">
            <text:p>409.4</text:p>
          </table:table-cell>
          <table:table-cell office:value-type="float" office:value="422.4">
            <text:p>422.4</text:p>
          </table:table-cell>
          <table:table-cell table:formula="of:=[.C16]/[.B16]" office:value-type="float" office:value="1.03175378602833">
            <text:p>1.031753786</text:p>
          </table:table-cell>
          <table:table-cell table:style-name="ce4"/>
          <table:table-cell table:style-name="ce4" office:value-type="string">
            <text:p>AAPL</text:p>
          </table:table-cell>
          <table:table-cell table:formula="of:=[.G15]+1" office:value-type="float" office:value="7">
            <text:p>7</text:p>
          </table:table-cell>
          <table:table-cell office:value-type="float" office:value="1.03175378602833">
            <text:p>1.031753786</text:p>
          </table:table-cell>
          <table:table-cell table:number-columns-repeated="11"/>
        </table:table-row>
        <table:table-row table:style-name="ro1">
          <table:table-cell table:style-name="Default" table:number-columns-repeated="3"/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style-name="Default" office:value-type="string">
            <text:p>INTC</text:p>
          </table:table-cell>
          <table:table-cell table:style-name="Default" office:value-type="string">
            <text:p>Open</text:p>
          </table:table-cell>
          <table:table-cell table:style-name="Default" office:value-type="string">
            <text:p>Close</text:p>
          </table:table-cell>
          <table:table-cell office:value-type="string">
            <text:p>Return</text:p>
          </table:table-cell>
          <table:table-cell/>
          <table:table-cell office:value-type="string">
            <text:p>INTC</text:p>
          </table:table-cell>
          <table:table-cell table:style-name="Default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ce4"/>
          <table:table-cell table:style-name="ce7"/>
          <table:table-cell/>
          <table:table-cell table:style-name="ce4"/>
          <table:table-cell table:number-columns-repeated="4"/>
        </table:table-row>
        <table:table-row table:style-name="ro1">
          <table:table-cell office:value-type="string">
            <text:p>Feb 10, 2012</text:p>
          </table:table-cell>
          <table:table-cell office:value-type="float" office:value="26.55">
            <text:p>26.55</text:p>
          </table:table-cell>
          <table:table-cell office:value-type="float" office:value="26.7">
            <text:p>26.7</text:p>
          </table:table-cell>
          <table:table-cell table:formula="of:=[.C19]/[.B19]" office:value-type="float" office:value="1.00564971751412">
            <text:p>1.0056497175</text:p>
          </table:table-cell>
          <table:table-cell/>
          <table:table-cell office:value-type="string">
            <text:p>INTC</text:p>
          </table:table-cell>
          <table:table-cell table:formula="of:=[.G18]+1" office:value-type="float" office:value="2">
            <text:p>2</text:p>
          </table:table-cell>
          <table:table-cell office:value-type="float" office:value="1.00564971751412">
            <text:p>1.0056497175</text:p>
          </table:table-cell>
          <table:table-cell/>
          <table:table-cell table:formula="of:=AVERAGE([.H19:.H24])" office:value-type="float" office:value="1.0152927572248">
            <text:p>1.0152927572</text:p>
          </table:table-cell>
          <table:table-cell/>
          <table:table-cell table:style-name="ce4"/>
          <table:table-cell table:style-name="ce8" office:value-type="float" office:value="0.000000723083">
            <text:p>7.23E-007</text:p>
          </table:table-cell>
          <table:table-cell table:formula="of:=[.J19]*[.M19]" office:value-type="float" office:value="0.000000734140932772383">
            <text:p>7.34140932772383E-007</text:p>
          </table:table-cell>
          <table:table-cell table:style-name="ce4"/>
          <table:table-cell table:number-columns-repeated="4"/>
        </table:table-row>
        <table:table-row table:style-name="ro1">
          <table:table-cell office:value-type="string">
            <text:p>Feb 3, 2012</text:p>
          </table:table-cell>
          <table:table-cell office:value-type="float" office:value="26.51">
            <text:p>26.51</text:p>
          </table:table-cell>
          <table:table-cell office:value-type="float" office:value="26.74">
            <text:p>26.74</text:p>
          </table:table-cell>
          <table:table-cell table:formula="of:=[.C20]/[.B20]" office:value-type="float" office:value="1.00867597133157">
            <text:p>1.0086759713</text:p>
          </table:table-cell>
          <table:table-cell/>
          <table:table-cell office:value-type="string">
            <text:p>INTC</text:p>
          </table:table-cell>
          <table:table-cell table:formula="of:=[.G19]+1" office:value-type="float" office:value="3">
            <text:p>3</text:p>
          </table:table-cell>
          <table:table-cell office:value-type="float" office:value="1.00867597133157">
            <text:p>1.0086759713</text:p>
          </table:table-cell>
          <table:table-cell table:number-columns-repeated="3"/>
          <table:table-cell table:style-name="ce4"/>
          <table:table-cell table:style-name="ce7"/>
          <table:table-cell/>
          <table:table-cell table:style-name="ce4"/>
          <table:table-cell table:number-columns-repeated="4"/>
        </table:table-row>
        <table:table-row table:style-name="ro1">
          <table:table-cell office:value-type="string">
            <text:p>Jan 27, 2012</text:p>
          </table:table-cell>
          <table:table-cell office:value-type="float" office:value="26.35">
            <text:p>26.35</text:p>
          </table:table-cell>
          <table:table-cell office:value-type="float" office:value="26.73">
            <text:p>26.73</text:p>
          </table:table-cell>
          <table:table-cell table:formula="of:=[.C21]/[.B21]" office:value-type="float" office:value="1.01442125237192">
            <text:p>1.0144212524</text:p>
          </table:table-cell>
          <table:table-cell/>
          <table:table-cell office:value-type="string">
            <text:p>INTC</text:p>
          </table:table-cell>
          <table:table-cell table:formula="of:=[.G20]+1" office:value-type="float" office:value="4">
            <text:p>4</text:p>
          </table:table-cell>
          <table:table-cell office:value-type="float" office:value="1.01442125237192">
            <text:p>1.0144212524</text:p>
          </table:table-cell>
          <table:table-cell table:number-columns-repeated="3"/>
          <table:table-cell table:style-name="ce4"/>
          <table:table-cell table:style-name="ce7"/>
          <table:table-cell/>
          <table:table-cell table:style-name="ce4"/>
          <table:table-cell table:number-columns-repeated="4"/>
        </table:table-row>
        <table:table-row table:style-name="ro1">
          <table:table-cell office:value-type="string">
            <text:p>Jan 20, 2012</text:p>
          </table:table-cell>
          <table:table-cell office:value-type="float" office:value="25.18">
            <text:p>25.18</text:p>
          </table:table-cell>
          <table:table-cell office:value-type="float" office:value="26.38">
            <text:p>26.38</text:p>
          </table:table-cell>
          <table:table-cell table:formula="of:=[.C22]/[.B22]" office:value-type="float" office:value="1.04765687053217">
            <text:p>1.0476568705</text:p>
          </table:table-cell>
          <table:table-cell/>
          <table:table-cell office:value-type="string">
            <text:p>INTC</text:p>
          </table:table-cell>
          <table:table-cell table:formula="of:=[.G21]+1" office:value-type="float" office:value="5">
            <text:p>5</text:p>
          </table:table-cell>
          <table:table-cell office:value-type="float" office:value="1.04765687053217">
            <text:p>1.0476568705</text:p>
          </table:table-cell>
          <table:table-cell table:number-columns-repeated="3"/>
          <table:table-cell table:style-name="ce4"/>
          <table:table-cell table:style-name="ce7"/>
          <table:table-cell/>
          <table:table-cell table:style-name="ce4"/>
          <table:table-cell table:number-columns-repeated="4"/>
        </table:table-row>
        <table:table-row table:style-name="ro1">
          <table:table-cell office:value-type="string">
            <text:p>Jan 13, 2012</text:p>
          </table:table-cell>
          <table:table-cell office:value-type="float" office:value="25.4">
            <text:p>25.4</text:p>
          </table:table-cell>
          <table:table-cell office:value-type="float" office:value="25.14">
            <text:p>25.14</text:p>
          </table:table-cell>
          <table:table-cell table:formula="of:=[.C23]/[.B23]" office:value-type="float" office:value="0.989763779527559">
            <text:p>0.9897637795</text:p>
          </table:table-cell>
          <table:table-cell/>
          <table:table-cell office:value-type="string">
            <text:p>INTC</text:p>
          </table:table-cell>
          <table:table-cell table:formula="of:=[.G22]+1" office:value-type="float" office:value="6">
            <text:p>6</text:p>
          </table:table-cell>
          <table:table-cell office:value-type="float" office:value="0.989763779527559">
            <text:p>0.9897637795</text:p>
          </table:table-cell>
          <table:table-cell table:number-columns-repeated="3"/>
          <table:table-cell table:style-name="ce4"/>
          <table:table-cell table:style-name="ce7"/>
          <table:table-cell/>
          <table:table-cell table:style-name="ce4"/>
          <table:table-cell table:number-columns-repeated="4"/>
        </table:table-row>
        <table:table-row table:style-name="ro1">
          <table:table-cell office:value-type="string">
            <text:p>Jan 6, 2012</text:p>
          </table:table-cell>
          <table:table-cell office:value-type="float" office:value="24.62">
            <text:p>24.62</text:p>
          </table:table-cell>
          <table:table-cell office:value-type="float" office:value="25.25">
            <text:p>25.25</text:p>
          </table:table-cell>
          <table:table-cell table:formula="of:=[.C24]/[.B24]" office:value-type="float" office:value="1.02558895207149">
            <text:p>1.0255889521</text:p>
          </table:table-cell>
          <table:table-cell/>
          <table:table-cell office:value-type="string">
            <text:p>INTC</text:p>
          </table:table-cell>
          <table:table-cell table:formula="of:=[.G23]+1" office:value-type="float" office:value="7">
            <text:p>7</text:p>
          </table:table-cell>
          <table:table-cell office:value-type="float" office:value="1.02558895207149">
            <text:p>1.0255889521</text:p>
          </table:table-cell>
          <table:table-cell table:number-columns-repeated="3"/>
          <table:table-cell table:style-name="ce4"/>
          <table:table-cell table:style-name="ce7"/>
          <table:table-cell/>
          <table:table-cell table:style-name="ce4"/>
          <table:table-cell table:number-columns-repeated="4"/>
        </table:table-row>
        <table:table-row table:style-name="ro1">
          <table:table-cell table:style-name="Default" table:number-columns-repeated="3"/>
          <table:table-cell table:number-columns-repeated="3"/>
          <table:table-cell table:style-name="Default"/>
          <table:table-cell table:number-columns-repeated="4"/>
          <table:table-cell table:style-name="ce4"/>
          <table:table-cell table:style-name="ce7"/>
          <table:table-cell/>
          <table:table-cell table:style-name="ce4"/>
          <table:table-cell table:number-columns-repeated="4"/>
        </table:table-row>
        <table:table-row table:style-name="ro1">
          <table:table-cell table:style-name="Default" table:number-columns-repeated="3"/>
          <table:table-cell table:number-columns-repeated="3"/>
          <table:table-cell table:style-name="Default"/>
          <table:table-cell table:number-columns-repeated="3"/>
          <table:table-cell table:style-name="ce4" table:number-columns-repeated="2"/>
          <table:table-cell/>
          <table:table-cell table:style-name="ce7"/>
          <table:table-cell table:number-columns-repeated="5"/>
        </table:table-row>
        <table:table-row table:style-name="ro1">
          <table:table-cell table:style-name="Default" office:value-type="string">
            <text:p>HSE</text:p>
          </table:table-cell>
          <table:table-cell table:style-name="Default" office:value-type="string">
            <text:p>Open</text:p>
          </table:table-cell>
          <table:table-cell table:style-name="Default" office:value-type="string">
            <text:p>Close</text:p>
          </table:table-cell>
          <table:table-cell office:value-type="string">
            <text:p>Return</text:p>
          </table:table-cell>
          <table:table-cell/>
          <table:table-cell office:value-type="string">
            <text:p>HSE</text:p>
          </table:table-cell>
          <table:table-cell table:style-name="Default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4" table:number-columns-repeated="2"/>
          <table:table-cell/>
          <table:table-cell table:style-name="ce7"/>
          <table:table-cell table:number-columns-repeated="5"/>
        </table:table-row>
        <table:table-row table:style-name="ro1">
          <table:table-cell office:value-type="string">
            <text:p>Feb 10, 2012</text:p>
          </table:table-cell>
          <table:table-cell office:value-type="float" office:value="24.98">
            <text:p>24.98</text:p>
          </table:table-cell>
          <table:table-cell office:value-type="float" office:value="25.1">
            <text:p>25.1</text:p>
          </table:table-cell>
          <table:table-cell table:formula="of:=[.C28]/[.B28]" office:value-type="float" office:value="1.00480384307446">
            <text:p>1.0048038431</text:p>
          </table:table-cell>
          <table:table-cell/>
          <table:table-cell office:value-type="string">
            <text:p>HSE</text:p>
          </table:table-cell>
          <table:table-cell table:formula="of:=[.G27]+1" office:value-type="float" office:value="2">
            <text:p>2</text:p>
          </table:table-cell>
          <table:table-cell office:value-type="float" office:value="1.00480384307446">
            <text:p>1.0048038431</text:p>
          </table:table-cell>
          <table:table-cell/>
          <table:table-cell table:formula="of:=AVERAGE([.H28:.H33])" office:value-type="float" office:value="0.998436874064491">
            <text:p>0.9984368741</text:p>
          </table:table-cell>
          <table:table-cell table:style-name="ce4" table:number-columns-repeated="2"/>
          <table:table-cell table:style-name="ce9" office:value-type="float" office:value="0.000000282719">
            <text:p>2.83E-007</text:p>
          </table:table-cell>
          <table:table-cell table:formula="of:=[.J28]*[.M28]" office:value-type="float" office:value="0.000000282277074598639">
            <text:p>2.82277074598639E-007</text:p>
          </table:table-cell>
          <table:table-cell/>
          <table:table-cell office:value-type="float" office:value="1.01539135">
            <text:p>1.01539135</text:p>
          </table:table-cell>
          <table:table-cell table:style-name="ce11" office:value-type="float" office:value="0.000026824">
            <text:p>2.68E-005</text:p>
          </table:table-cell>
          <table:table-cell table:number-columns-repeated="2"/>
        </table:table-row>
        <table:table-row table:style-name="ro1">
          <table:table-cell office:value-type="string">
            <text:p>Feb 3, 2012</text:p>
          </table:table-cell>
          <table:table-cell office:value-type="float" office:value="24.13">
            <text:p>24.13</text:p>
          </table:table-cell>
          <table:table-cell office:value-type="float" office:value="24.98">
            <text:p>24.98</text:p>
          </table:table-cell>
          <table:table-cell table:formula="of:=[.C29]/[.B29]" office:value-type="float" office:value="1.0352258599254">
            <text:p>1.0352258599</text:p>
          </table:table-cell>
          <table:table-cell/>
          <table:table-cell office:value-type="string">
            <text:p>HSE</text:p>
          </table:table-cell>
          <table:table-cell table:formula="of:=[.G28]+1" office:value-type="float" office:value="3">
            <text:p>3</text:p>
          </table:table-cell>
          <table:table-cell office:value-type="float" office:value="1.0352258599254">
            <text:p>1.0352258599</text:p>
          </table:table-cell>
          <table:table-cell table:number-columns-repeated="2"/>
          <table:table-cell table:style-name="ce4" table:number-columns-repeated="2"/>
          <table:table-cell office:value-type="string">
            <text:p>sum</text:p>
          </table:table-cell>
          <table:table-cell table:style-name="ce7" table:formula="of:=SUM([.N2:.N28])" office:value-type="float" office:value="1.01536411274445">
            <text:p>1.0153641127</text:p>
          </table:table-cell>
          <table:table-cell/>
          <table:table-cell table:formula="of:=([.N29]-[.P28])/[.P28]" office:value-type="float" office:value="-0.0000268243919481912">
            <text:p>-2.68243919481912E-005</text:p>
          </table:table-cell>
          <table:table-cell table:number-columns-repeated="3"/>
        </table:table-row>
        <table:table-row table:style-name="ro1">
          <table:table-cell office:value-type="string">
            <text:p>Jan 27, 2012</text:p>
          </table:table-cell>
          <table:table-cell office:value-type="float" office:value="24.39">
            <text:p>24.39</text:p>
          </table:table-cell>
          <table:table-cell office:value-type="float" office:value="24.18">
            <text:p>24.18</text:p>
          </table:table-cell>
          <table:table-cell table:formula="of:=[.C30]/[.B30]" office:value-type="float" office:value="0.991389913899139">
            <text:p>0.9913899139</text:p>
          </table:table-cell>
          <table:table-cell/>
          <table:table-cell office:value-type="string">
            <text:p>HSE</text:p>
          </table:table-cell>
          <table:table-cell table:formula="of:=[.G29]+1" office:value-type="float" office:value="4">
            <text:p>4</text:p>
          </table:table-cell>
          <table:table-cell office:value-type="float" office:value="0.991389913899139">
            <text:p>0.9913899139</text:p>
          </table:table-cell>
          <table:table-cell table:number-columns-repeated="2"/>
          <table:table-cell table:style-name="ce4" table:number-columns-repeated="2"/>
          <table:table-cell table:style-name="Default"/>
          <table:table-cell table:style-name="ce4"/>
          <table:table-cell table:number-columns-repeated="5"/>
        </table:table-row>
        <table:table-row table:style-name="ro1">
          <table:table-cell office:value-type="string">
            <text:p>Jan 20, 2012</text:p>
          </table:table-cell>
          <table:table-cell office:value-type="float" office:value="24.29">
            <text:p>24.29</text:p>
          </table:table-cell>
          <table:table-cell office:value-type="float" office:value="24.2">
            <text:p>24.2</text:p>
          </table:table-cell>
          <table:table-cell table:formula="of:=[.C31]/[.B31]" office:value-type="float" office:value="0.99629477151091">
            <text:p>0.9962947715</text:p>
          </table:table-cell>
          <table:table-cell/>
          <table:table-cell office:value-type="string">
            <text:p>HSE</text:p>
          </table:table-cell>
          <table:table-cell table:formula="of:=[.G30]+1" office:value-type="float" office:value="5">
            <text:p>5</text:p>
          </table:table-cell>
          <table:table-cell office:value-type="float" office:value="0.99629477151091">
            <text:p>0.9962947715</text:p>
          </table:table-cell>
          <table:table-cell table:number-columns-repeated="4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>
            <text:p>Jan 13, 2012</text:p>
          </table:table-cell>
          <table:table-cell office:value-type="float" office:value="24.37">
            <text:p>24.37</text:p>
          </table:table-cell>
          <table:table-cell office:value-type="float" office:value="24.14">
            <text:p>24.14</text:p>
          </table:table-cell>
          <table:table-cell table:formula="of:=[.C32]/[.B32]" office:value-type="float" office:value="0.990562166598277">
            <text:p>0.9905621666</text:p>
          </table:table-cell>
          <table:table-cell/>
          <table:table-cell office:value-type="string">
            <text:p>HSE</text:p>
          </table:table-cell>
          <table:table-cell table:formula="of:=[.G31]+1" office:value-type="float" office:value="6">
            <text:p>6</text:p>
          </table:table-cell>
          <table:table-cell office:value-type="float" office:value="0.990562166598277">
            <text:p>0.9905621666</text:p>
          </table:table-cell>
          <table:table-cell table:number-columns-repeated="4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>
            <text:p>Jan 6, 2012</text:p>
          </table:table-cell>
          <table:table-cell office:value-type="float" office:value="24.95">
            <text:p>24.95</text:p>
          </table:table-cell>
          <table:table-cell office:value-type="float" office:value="24.26">
            <text:p>24.26</text:p>
          </table:table-cell>
          <table:table-cell table:formula="of:=[.C33]/[.B33]" office:value-type="float" office:value="0.972344689378758">
            <text:p>0.9723446894</text:p>
          </table:table-cell>
          <table:table-cell/>
          <table:table-cell office:value-type="string">
            <text:p>HSE</text:p>
          </table:table-cell>
          <table:table-cell table:formula="of:=[.G32]+1" office:value-type="float" office:value="7">
            <text:p>7</text:p>
          </table:table-cell>
          <table:table-cell office:value-type="float" office:value="0.972344689378758">
            <text:p>0.9723446894</text:p>
          </table:table-cell>
          <table:table-cell table:number-columns-repeated="4"/>
          <table:table-cell table:style-name="Default" table:number-columns-repeated="2"/>
          <table:table-cell table:number-columns-repeated="5"/>
        </table:table-row>
        <table:table-row table:style-name="ro1" table:number-rows-repeated="2">
          <table:table-cell table:style-name="Default" table:number-columns-repeated="3"/>
          <table:table-cell table:number-columns-repeated="3"/>
          <table:table-cell table:style-name="Default"/>
          <table:table-cell table:number-columns-repeated="5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office:value-type="string">
            <text:p>.INX</text:p>
          </table:table-cell>
          <table:table-cell table:style-name="Default" office:value-type="string">
            <text:p>Open</text:p>
          </table:table-cell>
          <table:table-cell table:style-name="Default" office:value-type="string">
            <text:p>Close</text:p>
          </table:table-cell>
          <table:table-cell office:value-type="string">
            <text:p>Return</text:p>
          </table:table-cell>
          <table:table-cell/>
          <table:table-cell office:value-type="string">
            <text:p>INX</text:p>
          </table:table-cell>
          <table:table-cell table:style-name="Default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Prob – equally likely</text:p>
          </table:table-cell>
          <table:table-cell table:number-columns-repeated="2"/>
          <table:table-cell table:style-name="Default"/>
          <table:table-cell table:style-name="ce5" office:value-type="string">
            <text:p>hb1</text:p>
          </table:table-cell>
          <table:table-cell table:style-name="ce5" office:value-type="string">
            <text:p>hb2</text:p>
          </table:table-cell>
          <table:table-cell table:style-name="ce5" office:value-type="string">
            <text:p>hb3</text:p>
          </table:table-cell>
          <table:table-cell table:style-name="ce5" office:value-type="string">
            <text:p>hb4</text:p>
          </table:table-cell>
          <table:table-cell table:style-name="ce5" office:value-type="string">
            <text:p>hb5</text:p>
          </table:table-cell>
          <table:table-cell table:style-name="ce5" office:value-type="string">
            <text:p>hb6</text:p>
          </table:table-cell>
        </table:table-row>
        <table:table-row table:style-name="ro1">
          <table:table-cell office:value-type="string">
            <text:p>Feb 10, 2012</text:p>
          </table:table-cell>
          <table:table-cell office:value-type="float" office:value="1344.32">
            <text:p>1344.32</text:p>
          </table:table-cell>
          <table:table-cell office:value-type="float" office:value="1342.64">
            <text:p>1342.64</text:p>
          </table:table-cell>
          <table:table-cell table:formula="of:=[.C37]/[.B37]" office:value-type="float" office:value="0.998750297548203">
            <text:p>0.9987502975</text:p>
          </table:table-cell>
          <table:table-cell/>
          <table:table-cell office:value-type="string">
            <text:p>INX</text:p>
          </table:table-cell>
          <table:table-cell table:formula="of:=[.G36]+1" office:value-type="float" office:value="2">
            <text:p>2</text:p>
          </table:table-cell>
          <table:table-cell office:value-type="float" office:value="0.998750297548203">
            <text:p>0.9987502975</text:p>
          </table:table-cell>
          <table:table-cell/>
          <table:table-cell table:formula="of:=1/6" office:value-type="float" office:value="0.166666666666667">
            <text:p>0.1666666667</text:p>
          </table:table-cell>
          <table:table-cell office:value-type="string">
            <text:p>b1</text:p>
          </table:table-cell>
          <table:table-cell office:value-type="float" office:value="0.998750297548203">
            <text:p>0.9987502975</text:p>
          </table:table-cell>
          <table:table-cell table:style-name="Default"/>
          <table:table-cell table:style-name="Default" table:formula="of:=MAX([.$L$37]-[.$L37];0)*[.$J$37]" office:value-type="float" office:value="0">
            <text:p>0</text:p>
          </table:table-cell>
          <table:table-cell table:formula="of:=MAX([.$L$38]-[.$L37];0)*[.$J$37]" office:value-type="float" office:value="0.00384765889392282">
            <text:p>0.0038476589</text:p>
          </table:table-cell>
          <table:table-cell table:formula="of:=MAX([.$L$39]-[.$L37];0)*[.$J$37]" office:value-type="float" office:value="0.000340067100262816">
            <text:p>0.0003400671</text:p>
          </table:table-cell>
          <table:table-cell table:formula="of:=MAX([.$L$40]-[.$L37];0)*[.$J$37]" office:value-type="float" office:value="0.00345837545759115">
            <text:p>0.0034583755</text:p>
          </table:table-cell>
          <table:table-cell table:formula="of:=MAX([.$L$41]-[.$L37];0)*[.$J$37]" office:value-type="float" office:value="0.00167691937164114">
            <text:p>0.0016769194</text:p>
          </table:table-cell>
          <table:table-cell table:formula="of:=MAX([.$L$42]-[.$L37];0)*[.$J$37]" office:value-type="float" office:value="0.00271716744097448">
            <text:p>0.0027171674</text:p>
          </table:table-cell>
        </table:table-row>
        <table:table-row table:style-name="ro1">
          <table:table-cell office:value-type="string">
            <text:p>Feb 3, 2012</text:p>
          </table:table-cell>
          <table:table-cell office:value-type="float" office:value="1316.16">
            <text:p>1316.16</text:p>
          </table:table-cell>
          <table:table-cell office:value-type="float" office:value="1344.9">
            <text:p>1344.9</text:p>
          </table:table-cell>
          <table:table-cell table:formula="of:=[.C38]/[.B38]" office:value-type="float" office:value="1.02183625091174">
            <text:p>1.0218362509</text:p>
          </table:table-cell>
          <table:table-cell/>
          <table:table-cell office:value-type="string">
            <text:p>INX</text:p>
          </table:table-cell>
          <table:table-cell table:formula="of:=[.G37]+1" office:value-type="float" office:value="3">
            <text:p>3</text:p>
          </table:table-cell>
          <table:table-cell office:value-type="float" office:value="1.02183625091174">
            <text:p>1.0218362509</text:p>
          </table:table-cell>
          <table:table-cell table:number-columns-repeated="2"/>
          <table:table-cell office:value-type="string">
            <text:p>b2</text:p>
          </table:table-cell>
          <table:table-cell office:value-type="float" office:value="1.02183625091174">
            <text:p>1.0218362509</text:p>
          </table:table-cell>
          <table:table-cell table:style-name="Default"/>
          <table:table-cell table:style-name="Default" table:formula="of:=MAX([.$L$37]-[.$L38];0)*[.$J$37]" office:value-type="float" office:value="0">
            <text:p>0</text:p>
          </table:table-cell>
          <table:table-cell table:formula="of:=MAX([.$L$38]-[.$L38];0)*[.$J$37]" office:value-type="float" office:value="0">
            <text:p>0</text:p>
          </table:table-cell>
          <table:table-cell table:formula="of:=MAX([.$L$39]-[.$L38];0)*[.$J$37]" office:value-type="float" office:value="0">
            <text:p>0</text:p>
          </table:table-cell>
          <table:table-cell table:formula="of:=MAX([.$L$40]-[.$L38];0)*[.$J$37]" office:value-type="float" office:value="0">
            <text:p>0</text:p>
          </table:table-cell>
          <table:table-cell table:formula="of:=MAX([.$L$41]-[.$L38];0)*[.$J$37]" office:value-type="float" office:value="0">
            <text:p>0</text:p>
          </table:table-cell>
          <table:table-cell table:formula="of:=MAX([.$L$42]-[.$L38];0)*[.$J$37]" office:value-type="float" office:value="0">
            <text:p>0</text:p>
          </table:table-cell>
        </table:table-row>
        <table:table-row table:style-name="ro1">
          <table:table-cell office:value-type="string">
            <text:p>Jan 27, 2012</text:p>
          </table:table-cell>
          <table:table-cell office:value-type="float" office:value="1315.29">
            <text:p>1315.29</text:p>
          </table:table-cell>
          <table:table-cell office:value-type="float" office:value="1316.33">
            <text:p>1316.33</text:p>
          </table:table-cell>
          <table:table-cell table:formula="of:=[.C39]/[.B39]" office:value-type="float" office:value="1.00079070014978">
            <text:p>1.0007907001</text:p>
          </table:table-cell>
          <table:table-cell/>
          <table:table-cell office:value-type="string">
            <text:p>INX</text:p>
          </table:table-cell>
          <table:table-cell table:formula="of:=[.G38]+1" office:value-type="float" office:value="4">
            <text:p>4</text:p>
          </table:table-cell>
          <table:table-cell office:value-type="float" office:value="1.00079070014978">
            <text:p>1.0007907001</text:p>
          </table:table-cell>
          <table:table-cell table:number-columns-repeated="2"/>
          <table:table-cell office:value-type="string">
            <text:p>b3</text:p>
          </table:table-cell>
          <table:table-cell office:value-type="float" office:value="1.00079070014978">
            <text:p>1.0007907001</text:p>
          </table:table-cell>
          <table:table-cell table:style-name="Default"/>
          <table:table-cell table:style-name="Default" table:formula="of:=MAX([.$L$37]-[.$L39];0)*[.$J$37]" office:value-type="float" office:value="0">
            <text:p>0</text:p>
          </table:table-cell>
          <table:table-cell table:formula="of:=MAX([.$L$38]-[.$L39];0)*[.$J$37]" office:value-type="float" office:value="0.00350759179366">
            <text:p>0.0035075918</text:p>
          </table:table-cell>
          <table:table-cell table:formula="of:=MAX([.$L$39]-[.$L39];0)*[.$J$37]" office:value-type="float" office:value="0">
            <text:p>0</text:p>
          </table:table-cell>
          <table:table-cell table:formula="of:=MAX([.$L$40]-[.$L39];0)*[.$J$37]" office:value-type="float" office:value="0.00311830835732833">
            <text:p>0.0031183084</text:p>
          </table:table-cell>
          <table:table-cell table:formula="of:=MAX([.$L$41]-[.$L39];0)*[.$J$37]" office:value-type="float" office:value="0.00133685227137833">
            <text:p>0.0013368523</text:p>
          </table:table-cell>
          <table:table-cell table:formula="of:=MAX([.$L$42]-[.$L39];0)*[.$J$37]" office:value-type="float" office:value="0.00237710034071166">
            <text:p>0.0023771003</text:p>
          </table:table-cell>
        </table:table-row>
        <table:table-row table:style-name="ro1">
          <table:table-cell office:value-type="string">
            <text:p>Jan 20, 2012</text:p>
          </table:table-cell>
          <table:table-cell office:value-type="float" office:value="1290.22">
            <text:p>1290.22</text:p>
          </table:table-cell>
          <table:table-cell office:value-type="float" office:value="1315.38">
            <text:p>1315.38</text:p>
          </table:table-cell>
          <table:table-cell table:formula="of:=[.C40]/[.B40]" office:value-type="float" office:value="1.01950055029375">
            <text:p>1.0195005503</text:p>
          </table:table-cell>
          <table:table-cell/>
          <table:table-cell office:value-type="string">
            <text:p>INX</text:p>
          </table:table-cell>
          <table:table-cell table:formula="of:=[.G39]+1" office:value-type="float" office:value="5">
            <text:p>5</text:p>
          </table:table-cell>
          <table:table-cell office:value-type="float" office:value="1.01950055029375">
            <text:p>1.0195005503</text:p>
          </table:table-cell>
          <table:table-cell table:number-columns-repeated="2"/>
          <table:table-cell office:value-type="string">
            <text:p>b4</text:p>
          </table:table-cell>
          <table:table-cell office:value-type="float" office:value="1.01950055029375">
            <text:p>1.0195005503</text:p>
          </table:table-cell>
          <table:table-cell table:style-name="Default"/>
          <table:table-cell table:style-name="Default" table:formula="of:=MAX([.$L$37]-[.$L40];0)*[.$J$37]" office:value-type="float" office:value="0">
            <text:p>0</text:p>
          </table:table-cell>
          <table:table-cell table:formula="of:=MAX([.$L$38]-[.$L40];0)*[.$J$37]" office:value-type="float" office:value="0.000389283436331674">
            <text:p>0.0003892834</text:p>
          </table:table-cell>
          <table:table-cell table:formula="of:=MAX([.$L$39]-[.$L40];0)*[.$J$37]" office:value-type="float" office:value="0">
            <text:p>0</text:p>
          </table:table-cell>
          <table:table-cell table:formula="of:=MAX([.$L$40]-[.$L40];0)*[.$J$37]" office:value-type="float" office:value="0">
            <text:p>0</text:p>
          </table:table-cell>
          <table:table-cell table:formula="of:=MAX([.$L$41]-[.$L40];0)*[.$J$37]" office:value-type="float" office:value="0">
            <text:p>0</text:p>
          </table:table-cell>
          <table:table-cell table:formula="of:=MAX([.$L$42]-[.$L40];0)*[.$J$37]" office:value-type="float" office:value="0">
            <text:p>0</text:p>
          </table:table-cell>
        </table:table-row>
        <table:table-row table:style-name="ro1">
          <table:table-cell office:value-type="string">
            <text:p>Jan 13, 2012</text:p>
          </table:table-cell>
          <table:table-cell office:value-type="float" office:value="1277.83">
            <text:p>1277.83</text:p>
          </table:table-cell>
          <table:table-cell office:value-type="float" office:value="1289.09">
            <text:p>1289.09</text:p>
          </table:table-cell>
          <table:table-cell table:formula="of:=[.C41]/[.B41]" office:value-type="float" office:value="1.00881181377805">
            <text:p>1.0088118138</text:p>
          </table:table-cell>
          <table:table-cell/>
          <table:table-cell office:value-type="string">
            <text:p>INX</text:p>
          </table:table-cell>
          <table:table-cell table:formula="of:=[.G40]+1" office:value-type="float" office:value="6">
            <text:p>6</text:p>
          </table:table-cell>
          <table:table-cell office:value-type="float" office:value="1.00881181377805">
            <text:p>1.0088118138</text:p>
          </table:table-cell>
          <table:table-cell table:number-columns-repeated="2"/>
          <table:table-cell office:value-type="string">
            <text:p>b5</text:p>
          </table:table-cell>
          <table:table-cell office:value-type="float" office:value="1.00881181377805">
            <text:p>1.0088118138</text:p>
          </table:table-cell>
          <table:table-cell table:style-name="Default"/>
          <table:table-cell table:style-name="Default" table:formula="of:=MAX([.$L$37]-[.$L41];0)*[.$J$37]" office:value-type="float" office:value="0">
            <text:p>0</text:p>
          </table:table-cell>
          <table:table-cell table:formula="of:=MAX([.$L$38]-[.$L41];0)*[.$J$37]" office:value-type="float" office:value="0.00217073952228168">
            <text:p>0.0021707395</text:p>
          </table:table-cell>
          <table:table-cell table:formula="of:=MAX([.$L$39]-[.$L41];0)*[.$J$37]" office:value-type="float" office:value="0">
            <text:p>0</text:p>
          </table:table-cell>
          <table:table-cell table:formula="of:=MAX([.$L$40]-[.$L41];0)*[.$J$37]" office:value-type="float" office:value="0.00178145608595">
            <text:p>0.0017814561</text:p>
          </table:table-cell>
          <table:table-cell table:formula="of:=MAX([.$L$41]-[.$L41];0)*[.$J$37]" office:value-type="float" office:value="0">
            <text:p>0</text:p>
          </table:table-cell>
          <table:table-cell table:formula="of:=MAX([.$L$42]-[.$L41];0)*[.$J$37]" office:value-type="float" office:value="0.00104024806933334">
            <text:p>0.0010402481</text:p>
          </table:table-cell>
        </table:table-row>
        <table:table-row table:style-name="ro1">
          <table:table-cell office:value-type="string">
            <text:p>Jan 6, 2012</text:p>
          </table:table-cell>
          <table:table-cell office:value-type="float" office:value="1258.86">
            <text:p>1258.86</text:p>
          </table:table-cell>
          <table:table-cell office:value-type="float" office:value="1277.81">
            <text:p>1277.81</text:p>
          </table:table-cell>
          <table:table-cell table:formula="of:=[.C42]/[.B42]" office:value-type="float" office:value="1.01505330219405">
            <text:p>1.0150533022</text:p>
          </table:table-cell>
          <table:table-cell/>
          <table:table-cell office:value-type="string">
            <text:p>INX</text:p>
          </table:table-cell>
          <table:table-cell table:formula="of:=[.G41]+1" office:value-type="float" office:value="7">
            <text:p>7</text:p>
          </table:table-cell>
          <table:table-cell office:value-type="float" office:value="1.01505330219405">
            <text:p>1.0150533022</text:p>
          </table:table-cell>
          <table:table-cell table:number-columns-repeated="2"/>
          <table:table-cell office:value-type="string">
            <text:p>b6</text:p>
          </table:table-cell>
          <table:table-cell office:value-type="float" office:value="1.01505330219405">
            <text:p>1.0150533022</text:p>
          </table:table-cell>
          <table:table-cell table:style-name="Default"/>
          <table:table-cell table:style-name="Default" table:formula="of:=MAX([.$L$37]-[.$L42];0)*[.$J$37]" office:value-type="float" office:value="0">
            <text:p>0</text:p>
          </table:table-cell>
          <table:table-cell table:formula="of:=MAX([.$L$38]-[.$L42];0)*[.$J$37]" office:value-type="float" office:value="0.00113049145294834">
            <text:p>0.0011304915</text:p>
          </table:table-cell>
          <table:table-cell table:formula="of:=MAX([.$L$39]-[.$L42];0)*[.$J$37]" office:value-type="float" office:value="0">
            <text:p>0</text:p>
          </table:table-cell>
          <table:table-cell table:formula="of:=MAX([.$L$40]-[.$L42];0)*[.$J$37]" office:value-type="float" office:value="0.000741208016616664">
            <text:p>0.000741208</text:p>
          </table:table-cell>
          <table:table-cell table:formula="of:=MAX([.$L$41]-[.$L42];0)*[.$J$37]" office:value-type="float" office:value="0">
            <text:p>0</text:p>
          </table:table-cell>
          <table:table-cell table:formula="of:=MAX([.$L$42]-[.$L42];0)*[.$J$37]" office:value-type="float" office:value="0">
            <text:p>0</text:p>
          </table:table-cell>
        </table:table-row>
        <table:table-row table:style-name="ro1">
          <table:table-cell table:style-name="Default" table:number-columns-repeated="3"/>
          <table:table-cell table:number-columns-repeated="3"/>
          <table:table-cell table:style-name="Default"/>
          <table:table-cell table:number-columns-repeated="5"/>
          <table:table-cell table:style-name="ce10" office:value-type="string">
            <text:p>sum</text:p>
          </table:table-cell>
          <table:table-cell table:style-name="Default" table:formula="of:=SUM([.N37:.N42])" office:value-type="float" office:value="0">
            <text:p>0</text:p>
          </table:table-cell>
          <table:table-cell table:formula="of:=SUM([.O37:.O42])" office:value-type="float" office:value="0.0110457650991445">
            <text:p>0.0110457651</text:p>
          </table:table-cell>
          <table:table-cell table:formula="of:=SUM([.P37:.P42])" office:value-type="float" office:value="0.000340067100262816">
            <text:p>0.0003400671</text:p>
          </table:table-cell>
          <table:table-cell table:formula="of:=SUM([.Q37:.Q42])" office:value-type="float" office:value="0.00909934791748614">
            <text:p>0.0090993479</text:p>
          </table:table-cell>
          <table:table-cell table:formula="of:=SUM([.R37:.R42])" office:value-type="float" office:value="0.00301377164301947">
            <text:p>0.0030137716</text:p>
          </table:table-cell>
          <table:table-cell table:formula="of:=SUM([.S37:.S42])" office:value-type="float" office:value="0.00613451585101948">
            <text:p>0.0061345159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2">02/12/2012</text:date>, <text:time>02:59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0965328 </meta:initial-creator>
    <meta:creation-date>2012-02-11T22:40:39</meta:creation-date>
    <dc:date>2012-02-12T02:59:38</dc:date>
    <dc:creator>s0965328 </dc:creator>
    <meta:editing-duration>PT59M19S</meta:editing-duration>
    <meta:editing-cycles>4</meta:editing-cycles>
    <meta:generator>LibreOffice/3.4$Linux LibreOffice_project/340m1$Build-402</meta:generator>
    <meta:document-statistic meta:table-count="3" meta:cell-count="328" meta:object-count="0"/>
  </office:meta>
</office:document-meta>
</file>